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ga Po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tido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x Po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cient Po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ulberr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ti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ll-done Stea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re Stea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urnt Mea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fepowd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w Mea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rrel Bom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rge Barrel Bom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lash Po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on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pture Ne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itfall Tra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hock Trap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hetston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inocular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mping Ki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ortable BBQ Gril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tidote Herb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one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itterbug Broth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lashbug Phosph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odbug Essen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hunderbug Capacito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oshaguma Hid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oshaguma Fu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oshaguma Cl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oshaguma Fan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ast Ge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rmal Amm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ierce Amm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read Amm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icky Amm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luster Bomb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laming Amm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ater Amm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hunder Amm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reeze Amm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ragon Amm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oison Amm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ralysis Amm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leep Amm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licing Amm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horngrass Po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ron Or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chalite Or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ragonite Or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rbalite Or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arth Crysta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ystery Bon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urdy Bon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rute Bon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olossal Bon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ragonbone Reli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ndragor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lue Mushroom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urst Po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creamer Po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leeding Po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ung Po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rap Too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xciteshroom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mokenu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vy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arcaster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alahara Shel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alahara Scal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alahara Skul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alahara Tai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hatacabra Jaw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atacabra Hid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hatacabra Shel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hatacabra Scal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Quematrice Scal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Quematrice Hid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Quematrice Crest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Quematrice Tail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yvern Gem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erbivore She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ulaqchi Shell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alioth Scal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harp Fan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ingdrake Hid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cute Fan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un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&lt;COLOR FF0000&gt;#Rejected#&lt;/COLOR&gt; Item_IT_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olled-up Dun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athian Scale+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athian Carapac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athian Webbin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athian Spike+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athian Ruby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oadstool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arashroom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leep Herb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ire Herb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lowfer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now Herb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ragonfell Berry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irst-aid Med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Z Ratio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Z Flash Bomb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Z Shock Tra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Z Pitfall Trap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loamgrass Bud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ight See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damant Seed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itroshroom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evil's Blight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lastnu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lashberry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ey Dau Scal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ey Dau Shell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ey Dau Thunderhor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ey Dau Wingtalo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ey Dau Tail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ey Dau Plat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ranq Blad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moke Bomb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owercharm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rmorcharm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Wyvern Ammo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rounding Pod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ystery Orb - Armor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lowing Orb - Armor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ncient Orb - Armor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amaged Weapon Shard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usted Weapon Shard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hillie Mantl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Fishing Rod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Energy Drink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Dash Juic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Immunizer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ool Drink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Hot Drink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emondru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ight Pill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ega Demondru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rmorskin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damant Pill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ega Armorski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Herbal Medicin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Herbal Powder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emon Powder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Hardshell Powder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ust of Lif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leanser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oison Smoke Bomb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ranq Bomb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hrowing Knif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Poison Pod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ara Pod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rugged Meat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Brightmos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orch Pod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uddle Pod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Bomb Pod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iercing Pod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aint Pod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Luring Pod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ega Barrel Bomb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First-aid Med+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EZ Max Potio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EZ Lifepowder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EZ Herbal Powder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EZ Demon Powder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EZ Hardshell Powder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EZ Dust of Life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Z Tranq Bomb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Z Dung Pod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EZ Sonic Bomb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inged Meat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EZ Large Barrel Bomb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EZ Farcaster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oisoned Meat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Deodorant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Kunafa Chees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harp Kunafa Chees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roolshroom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Delishroom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ud Shrimp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urbid Shrimp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Fluffy Eg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iry Eg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ild Garlic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pecialty Sild Garlic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Wild Herb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astern Honey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Monster Chili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Jeweled Mullet Ro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Wild Seed Oil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ruffle Du Conga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inister Cloth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Great Hornfly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Windward Alo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Fine Windward Alo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Great Windward Alo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andpepper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Fiery Sandpepper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Fulgurite Shard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ure Fulgurit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hundering Fulgurit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carlet Amber Shard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Fine Scarlet Amber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Eternal Scarlet Amber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Queensbloom Pollen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hiny Treasur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parkly Treasur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Bulky Treasur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Auric Oil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ntimit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Fine Antimite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ntimite Mas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irabami Moltin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Wyvernscale Vas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Dragonscale Vas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Large Goldenscale Vase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Wyveria Lantern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Mature Wyveria Lantern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Origin Wylk Gem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ilky Cocoon Web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Wylk Pebbl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Wylk Gem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ime-honed Wylk Gem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ncient Fossil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Drifting Sea Pot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Royal Sea Pot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obletweed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haliceweed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Nightflower Pollen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Fossilized Opal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Fossilized Fire Opal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Genesis Opal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Wyvernsprout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Whetfish Fin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ushifish Scale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Lala Barina Shell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Lala Barina Claw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Lala Barina Stinger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Lala Barina Certificate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Lala Barina Floret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creamer Pod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&lt;COLOR FF0000&gt;#Rejected#&lt;/COLOR&gt; Item_IT_28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Krano Copper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Krano Pyrite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&lt;COLOR FF0000&gt;#Rejected#&lt;/COLOR&gt; Item_IT_28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&lt;COLOR FF0000&gt;#Rejected#&lt;/COLOR&gt; Item_IT_2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hunder Pod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Frost Pod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Dragon Pod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Fresh Honey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Frostburst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Dragonstrike Nut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Bomberry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hatacabra Certificate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hatacabra Scale+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hatacabra Jaw+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hatacabra Hide+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hatacabra Carapace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hatacabra Certificate S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Xu Wu Certificate S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Quematrice Igniter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Quematrice Certificat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Quematrice Scale+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Quematrice Hide+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Quematrice Igniter+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Quematrice Crest+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Quematrice Certificate 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Lala Barina Floret+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Lala Barina Carapace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Lala Barina Claw+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Lala Barina Stinger+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Lala Barina Certificate S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Balahara Certificate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alahara Scale+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alahara Carapace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Balahara Skull+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alahara Certificate S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Doshaguma Certificate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Doshaguma Fur+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Doshaguma Hide+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Doshaguma Claw+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Doshaguma Fang+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Doshaguma Certificate 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Uth Duna Scale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Uth Duna Hide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Uth Duna Cilia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Uth Duna Tentacle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Uth Duna Claw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Uth Duna Plate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Uth Duna Certificate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Uth Duna Scale+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Uth Duna Hide+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Uth Duna Cilia+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Uth Duna Tentacle+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Uth Duna Claw+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Uth Duna Watergem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Uth Duna Certificate S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Rompopolo Hide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Rompopolo Claw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potted Poison Hide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Rompopolo Beak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Rompopolo Certificate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Rompopolo Hide+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Rompopolo Claw+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potted Poison Hide+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Rompopolo Beak+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Rompopolo Certificate S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Rey Dau Certificate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Rey Dau Scale+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Rey Dau Carapac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Rey Dau Bolthorn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Rey Dau Fulgurtalon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Rey Dau Boltgem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Rey Dau Certificate S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Hirabami Scale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Hirabami Hide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Hirabami Webbin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Hirabami Tail Claw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Hirabami Certificate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Hirabami Scale+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Hirabami Hide+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irabami Webbing+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Hirabami Tail Claw+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Hirabami Certificate S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Ajarakan Scale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Ajarakan Shell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jarakan Ridge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Ajarakan Tail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Ajarakan Jewel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Ajarakan Marrow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Ajarakan Certificate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Ajarakan Scale+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Ajarakan Carapace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jarakan Ridge+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Ajarakan Jewel+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Ajarakan Medulla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Ajarakan Certificate S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Nu Udra Hide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Nu Udra Spike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Nu Udra Horn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Nu Udra Tentacle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u Udra Oilmucus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Nu Udra Cerebrospinal Fluid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Nu Udra Certificate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Nu Udra Hide+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Nu Udra Spike+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Nu Udra Horn+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Nu Udra Tentacle+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Nu Udra Oilmucus+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Nu Udra Flamegem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Nu Udra Certificate S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Guardian Doshaguma Fur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Guardian Doshaguma Hid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uardian Doshaguma Claw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Guardian Doshaguma Fan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G. Doshaguma Certificate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Guardian Doshaguma Fur+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Guardian Doshaguma Hide+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Guardian Doshaguma Claw+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Guardian Doshaguma Fang+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G. Doshaguma Certificate 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uardian Rathalos Scale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Guardian Rathalos Shell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Guardian Rathalos Webbin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Guardian Rathalos Tail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G. Rathalos Certificate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Guardian Rathalos Scale+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Guardian Rathalos Carapace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Guardian Rathalos Wing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Equipped Mantles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G. Rathalos Certificate S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ath Medulla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Demon Ammo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rmor Ammo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Recover Ammo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ranq Ammo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Exhaust Ammo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Frenzy Shard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Jin Dahaad Scale+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Jin Dahaad Carapace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Jin Dahaad Iceplate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Jin Dahaad Claw+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Jin Dahaad Horn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Jin Dahaad Icegem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Jin Dahaad Certificate S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Guardian Ebony Scale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Guardian Ebony Sinew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Guardian Ebony Claw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Guardian Ebony Fang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Guardian Ebony Tail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Guardian Ebony Plate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G. Ebony Odogaron Certificate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Guardian Ebony Scale+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Guardian Ebony Sinew+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Guardian Ebony Claw+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Guardian Ebony Fang+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Guardian Ebony Gem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G. Ebony Odogaron Certificate S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Nourishing Extract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Xu Wu Hide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Golden Corneum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Xu Wu Tentacle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Xu Wu Claw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Xu Wu Fang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Xu Wu Cerebrospinal Fluid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Xu Wu Certificate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Xu Wu Hide+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Golden Corneum+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Xu Wu Tentacle+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Xu Wu Claw+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Xu Wu Fang+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Xu Wu Umbragem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Guardian Scale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Guardian Scale+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Arkveld Tail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Large Dung Pod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EZ Large Dung Pod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Arkveld Scale+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Arkveld Armorplate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White Arkveld Pelt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Arkveld Calloushell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rkveld Horn+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Arkveld Gem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rkveld Certificate S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Heavy Blunt Pod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Heavy Slicing Pod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Heavy Explosion Pod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Basic Material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Valuable Material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Drearisite Scrap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carred Scale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ncient Wyvern Coin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Heavy Piercing Pod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&lt;COLOR FF0000&gt;#Rejected#&lt;/COLOR&gt; Item_IT_47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hillshroom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Hot Pepper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ncient Weapon Fragment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Nerscylla Shear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Guardian Fulgur Scale+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Guardian Fulgur Pelt+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Guardian Fulgur Fang+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Guardian Fulgur Nosebone+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Guardian Fulgur Tail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Guardian Fulgur Gem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Herbivore Carapace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Bulaqchi Carapace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Monster Fluid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Monster Broth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alioth Scale+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Wingdrake Hide+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Piragill Fin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Piragill Fin+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Kranodath Skull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Kranodath Skull+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omaqchi Shell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omaqchi Carapace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Guardian Seikret Feather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Guardian Seikret Feather+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ongalala Pelt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ongalala Claw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ongalala Fang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Vibrant Pelt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ongalala Certificate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ongalala Pelt+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ongalala Claw+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ongalala Fang+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Vibrant Pelt+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Nerscylla Shell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Nerscylla Chelicera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Nerscylla Claw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Nerscylla Spike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Nerscylla Certificate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Nerscylla Carapace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Nerscylla Claw+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Nerscylla Spike+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Nerscylla Certificate S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Kut-Ku Scale+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Kut-Ku Carapace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Kut-Ku Ear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Giant Beak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Kut-Ku Wing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Yian Kut-Ku Certificate S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Rubbery Hide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Rubbery Hide+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Gypceros Wing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Gypceros Head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Gypceros Tail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Gypceros Certificate S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Bird Wyvern Gem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Dash Extract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Rathian Certificate S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Blangonga Pelt+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Blangonga Fang+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Blangonga Whisker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Blangonga Tail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Blangonga Certificate S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Gravios Carapace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Gravios Skull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Gravios Pleura+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Gravios Medulla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Gravios Wing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Gravios Certificate S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Rathalos Scale+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Rathalos Carapace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Rathalos Wing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Rathalos Tail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Rathalos Ruby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Rathalos Certificate S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Gore Magala Scale+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Gore Magala Carapace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Gore Magala Wing+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Gore Magala Ripclaw+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Gore Magala Tail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Gore Magala Feeler+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Gore Magala Nyctgem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Gore Magala Certificate S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Frenzy Crystal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onga Pelt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onga Pelt+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Vespoid Shell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Vespoid Carapace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Vespoid Wing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Vespoid Innerwing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Blango Pelt+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Lightcrystal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Novacrystal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Firestone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Firecell Stone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Fucium Ore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Icium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Guardian Fulgur Certificate S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ongalala Certificate S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harred Oilbone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Frozen Icebone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Tough Guardian Bone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Quality Bone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rushed Crystal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loudy Crystal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oruscating Crystal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Flame Sac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Inferno Sac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Aqua Sac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Torrent Sac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Thunder Sac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Frost Sac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Freezer Sac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Poison Sac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Toxin Sac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Lala Barina Mucus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Lala Barina Mucus+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leep Sac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oma Sac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Guardian Blood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Guardian Blood+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Great Hibiscus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Dalthydon Wool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Azuz Tanned Leather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uja Textiles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ild Cotton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Gajau Hide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peartuna Fin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ommission Ticket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Mimiphyta Ticket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Mystery Orb - Sword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Glowing Orb - Sword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Ancient Orb - Sword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Armor Sphere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Armor Sphere+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Advanced Armor Sphere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Hard Armor Sphere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Rocksteady Mantle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Mending Mantle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Evasion Mantle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orrupted Mantle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Wyvern Egg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harred Lizard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Wild Jerky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atalyst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Gunpowder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mall Barrel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Large Barrel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pider Web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Gunpowderfish Scale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Burst Arowana Scale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Bomb Arowana Scale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Gilded Scale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Golden Scale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Platinum Scale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teel Melding Ticket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ilver Melding Ticket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teel Relic Ticket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ilver Relic Ticket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teel Egg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ilver Egg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Golden Egg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Heavy Armor Sphere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Monster Keenbone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Monster Hardbone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toutbone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Great Stoutbone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Hunter Symbol I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Hunter Symbol II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Hunter Symbol III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Gold Melding Ticket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Gold Relic Ticket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Guardian Pelt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Guardian Pelt+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Drearisite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pecklite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Argecite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Oricalcite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ommon Wood Minnow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Golden Bughead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Emerald Jitterbait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Tuff Joint Bait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Duster Rig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Tentacle Jig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lose-range Coating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Power Coating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Pierce Coating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Paralysis Coating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Poison Coating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leep Coating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Blast Coating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Exhaust Coating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Whetfish Fin+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Great Sushifish Scale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Old Weapon Shard - Blade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Old Weapon Shard - Tube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Old Weapon Shard - Disc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Old Weapon Shard - Device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&lt;COLOR FF0000&gt;#Rejected#&lt;/COLOR&gt; Item_IT_69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Gracium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Wyverian Bloodstone Shard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Wyverian Bloodstone (S)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Wyverian Bloodstone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Wyverian Bloodstone (L)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Wyverian Bloodstone Chunk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Balahara Black Pearl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Guardian Rathalos Ruby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Guardian Rathalos Plate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Jin Dahaad Tail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Expedition Headgear Tick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7T11:45:49.125433000</meta:creation-date>
    <dc:date>2025-03-07T11:51:19.548722300</dc:date>
    <meta:editing-duration>PT5M30S</meta:editing-duration>
    <meta:editing-cycles>2</meta:editing-cycles>
    <meta:generator>LibreOffice/25.2.1.2$Windows_X86_64 LibreOffice_project/d3abf4aee5fd705e4a92bba33a32f40bc4e56f49</meta:generator>
    <meta:document-statistic meta:table-count="1" meta:cell-count="1304" meta:object-count="0"/>
  </office:meta>
</office:document-meta>
</file>